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7pt"/>
    </style:style>
    <style:style style:name="co2" style:family="table-column">
      <style:table-column-properties fo:break-before="auto" style:column-width="80.05pt"/>
    </style:style>
    <style:style style:name="co3" style:family="table-column">
      <style:table-column-properties fo:break-before="auto" style:column-width="47.1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23"/>
    <style:style style:name="ce3" style:family="table-cell" style:parent-style-name="Default" style:data-style-name="N123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0">
      <style:table-cell-properties fo:background-color="#00ccff" style:cell-protect="none" style:print-content="true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able-cell-properties style:cell-protect="none" style:print-content="true"/>
    </style:style>
    <style:style style:name="ce7" style:family="table-cell" style:parent-style-name="Default" style:data-style-name="N124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24">
      <style:table-cell-properties style:text-align-source="fix" style:repeat-content="fals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Zeitabrechnung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Zeitabrechnung SoPra Entwickler-Team</text:p>
          </table:table-cell>
          <table:table-cell table:style-name="Default"/>
          <table:table-cell table:number-columns-repeated="2"/>
          <table:table-cell office:value-type="string" calcext:value-type="string">
            <text:p>Nummer:</text:p>
          </table:table-cell>
          <table:table-cell table:style-name="ce8" office:value-type="float" office:value="11" calcext:value-type="float">
            <text:p>11</text:p>
          </table:table-cell>
        </table:table-row>
        <table:table-row table:style-name="ro2">
          <table:table-cell/>
          <table:table-cell table:style-name="ce4" office:value-type="string" calcext:value-type="string">
            <text:p>Aimn Ahmed</text:p>
          </table:table-cell>
          <table:table-cell table:style-name="ce4" office:value-type="string" calcext:value-type="string">
            <text:p>Andrew Almaguer</text:p>
          </table:table-cell>
          <table:table-cell table:style-name="ce4" office:value-type="string" calcext:value-type="string">
            <text:p>Stefan Zind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2"/>
        </table:table-row>
        <table:table-row table:style-name="ro2">
          <table:table-cell office:value-type="date" office:date-value="2017-10-16" calcext:value-type="date">
            <text:p>Monday, 2017-10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17" calcext:value-type="date">
            <text:p>Tuesday, 2017-10-17</text:p>
          </table:table-cell>
          <table:table-cell table:number-columns-repeated="3" table:style-name="ce6" office:value-type="time" office:time-value="PT01H00M00S" calcext:value-type="time">
            <text:p>01:00</text:p>
          </table:table-cell>
          <table:table-cell table:number-columns-repeated="2"/>
        </table:table-row>
        <table:table-row table:style-name="ro2">
          <table:table-cell office:value-type="date" office:date-value="2017-10-18" calcext:value-type="date">
            <text:p>Wednesday, 2017-10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19" calcext:value-type="date">
            <text:p>Thursday, 2017-10-19</text:p>
          </table:table-cell>
          <table:table-cell table:style-name="ce6" office:value-type="time" office:time-value="PT02H00M00S" calcext:value-type="time">
            <text:p>02:00</text:p>
          </table:table-cell>
          <table:table-cell table:style-name="ce6"/>
          <table:table-cell table:style-name="ce6" office:value-type="time" office:time-value="PT02H00M00S" calcext:value-type="time">
            <text:p>02:00</text:p>
          </table:table-cell>
          <table:table-cell table:number-columns-repeated="2"/>
        </table:table-row>
        <table:table-row table:style-name="ro2">
          <table:table-cell office:value-type="date" office:date-value="2017-10-20" calcext:value-type="date">
            <text:p>Friday, 2017-10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21" calcext:value-type="date">
            <text:p>Saturday, 2017-10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22" calcext:value-type="date">
            <text:p>Sunday, 2017-10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23" calcext:value-type="date">
            <text:p>Monday, 2017-10-23</text:p>
          </table:table-cell>
          <table:table-cell table:style-name="ce6"/>
          <table:table-cell table:number-columns-repeated="2" table:style-name="ce6" office:value-type="time" office:time-value="PT02H15M00S" calcext:value-type="time">
            <text:p>02:15</text:p>
          </table:table-cell>
          <table:table-cell table:number-columns-repeated="2"/>
        </table:table-row>
        <table:table-row table:style-name="ro2">
          <table:table-cell office:value-type="date" office:date-value="2017-10-24" calcext:value-type="date">
            <text:p>Tuesday, 2017-10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25" calcext:value-type="date">
            <text:p>Wednesday, 2017-10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26" calcext:value-type="date">
            <text:p>Thursday, 2017-10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27" calcext:value-type="date">
            <text:p>Friday, 2017-10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28" calcext:value-type="date">
            <text:p>Saturday, 2017-10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29" calcext:value-type="date">
            <text:p>Sunday, 2017-10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30" calcext:value-type="date">
            <text:p>Monday, 2017-10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31" calcext:value-type="date">
            <text:p>Tuesday, 2017-10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01" calcext:value-type="date">
            <text:p>Wednesday, 2017-1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02" calcext:value-type="date">
            <text:p>Thursday, 2017-1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03" calcext:value-type="date">
            <text:p>Friday, 2017-1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04" calcext:value-type="date">
            <text:p>Saturday, 2017-1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05" calcext:value-type="date">
            <text:p>Sunday, 2017-1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06" calcext:value-type="date">
            <text:p>Monday, 2017-1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07" calcext:value-type="date">
            <text:p>Tuesday, 2017-1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08" calcext:value-type="date">
            <text:p>Wednesday, 2017-1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09" calcext:value-type="date">
            <text:p>Thursday, 2017-1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10" calcext:value-type="date">
            <text:p>Friday, 2017-1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11" calcext:value-type="date">
            <text:p>Saturday, 2017-1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12" calcext:value-type="date">
            <text:p>Sunday, 2017-1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13" calcext:value-type="date">
            <text:p>Monday, 2017-1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14" calcext:value-type="date">
            <text:p>Tuesday, 2017-1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15" calcext:value-type="date">
            <text:p>Wednesday, 2017-1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16" calcext:value-type="date">
            <text:p>Thursday, 2017-1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17" calcext:value-type="date">
            <text:p>Friday, 2017-1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18" calcext:value-type="date">
            <text:p>Saturday, 2017-1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19" calcext:value-type="date">
            <text:p>Sunday, 2017-1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20" calcext:value-type="date">
            <text:p>Monday, 2017-1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21" calcext:value-type="date">
            <text:p>Tuesday, 2017-1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22" calcext:value-type="date">
            <text:p>Wednesday, 2017-1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23" calcext:value-type="date">
            <text:p>Thursday, 2017-1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24" calcext:value-type="date">
            <text:p>Friday, 2017-1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25" calcext:value-type="date">
            <text:p>Saturday, 2017-1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26" calcext:value-type="date">
            <text:p>Sunday, 2017-1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27" calcext:value-type="date">
            <text:p>Monday, 2017-1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28" calcext:value-type="date">
            <text:p>Tuesday, 2017-1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29" calcext:value-type="date">
            <text:p>Wednesday, 2017-1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30" calcext:value-type="date">
            <text:p>Thursday, 2017-1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01" calcext:value-type="date">
            <text:p>Friday, 2017-1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02" calcext:value-type="date">
            <text:p>Saturday, 2017-1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03" calcext:value-type="date">
            <text:p>Sunday, 2017-12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04" calcext:value-type="date">
            <text:p>Monday, 2017-12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05" calcext:value-type="date">
            <text:p>Tuesday, 2017-12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06" calcext:value-type="date">
            <text:p>Wednesday, 2017-12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07" calcext:value-type="date">
            <text:p>Thursday, 2017-12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08" calcext:value-type="date">
            <text:p>Friday, 2017-12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09" calcext:value-type="date">
            <text:p>Saturday, 2017-12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10" calcext:value-type="date">
            <text:p>Sunday, 2017-12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11" calcext:value-type="date">
            <text:p>Monday, 2017-12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12" calcext:value-type="date">
            <text:p>Tuesday, 2017-12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13" calcext:value-type="date">
            <text:p>Wednesday, 2017-12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14" calcext:value-type="date">
            <text:p>Thursday, 2017-12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15" calcext:value-type="date">
            <text:p>Friday, 2017-12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16" calcext:value-type="date">
            <text:p>Saturday, 2017-12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17" calcext:value-type="date">
            <text:p>Sunday, 2017-12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18" calcext:value-type="date">
            <text:p>Monday, 2017-12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19" calcext:value-type="date">
            <text:p>Tuesday, 2017-12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20" calcext:value-type="date">
            <text:p>Wednesday, 2017-12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21" calcext:value-type="date">
            <text:p>Thursday, 2017-12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22" calcext:value-type="date">
            <text:p>Friday, 2017-12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23" calcext:value-type="date">
            <text:p>Saturday, 2017-12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24" calcext:value-type="date">
            <text:p>Sunday, 2017-12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25" calcext:value-type="date">
            <text:p>Monday, 2017-12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26" calcext:value-type="date">
            <text:p>Tuesday, 2017-12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27" calcext:value-type="date">
            <text:p>Wednesday, 2017-12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28" calcext:value-type="date">
            <text:p>Thursday, 2017-12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29" calcext:value-type="date">
            <text:p>Friday, 2017-12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30" calcext:value-type="date">
            <text:p>Saturday, 2017-12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31" calcext:value-type="date">
            <text:p>Sunday, 2017-12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01" calcext:value-type="date">
            <text:p>Monday, 2018-0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02" calcext:value-type="date">
            <text:p>Tuesday, 2018-0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03" calcext:value-type="date">
            <text:p>Wednesday, 2018-0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04" calcext:value-type="date">
            <text:p>Thursday, 2018-0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05" calcext:value-type="date">
            <text:p>Friday, 2018-0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06" calcext:value-type="date">
            <text:p>Saturday, 2018-0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07" calcext:value-type="date">
            <text:p>Sunday, 2018-0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08" calcext:value-type="date">
            <text:p>Monday, 2018-0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09" calcext:value-type="date">
            <text:p>Tuesday, 2018-0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10" calcext:value-type="date">
            <text:p>Wednesday, 2018-0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11" calcext:value-type="date">
            <text:p>Thursday, 2018-0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12" calcext:value-type="date">
            <text:p>Friday, 2018-0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13" calcext:value-type="date">
            <text:p>Saturday, 2018-0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14" calcext:value-type="date">
            <text:p>Sunday, 2018-0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15" calcext:value-type="date">
            <text:p>Monday, 2018-0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16" calcext:value-type="date">
            <text:p>Tuesday, 2018-0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17" calcext:value-type="date">
            <text:p>Wednesday, 2018-0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18" calcext:value-type="date">
            <text:p>Thursday, 2018-0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19" calcext:value-type="date">
            <text:p>Friday, 2018-0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20" calcext:value-type="date">
            <text:p>Saturday, 2018-0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21" calcext:value-type="date">
            <text:p>Sunday, 2018-0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22" calcext:value-type="date">
            <text:p>Monday, 2018-0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23" calcext:value-type="date">
            <text:p>Tuesday, 2018-0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24" calcext:value-type="date">
            <text:p>Wednesday, 2018-0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25" calcext:value-type="date">
            <text:p>Thursday, 2018-0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26" calcext:value-type="date">
            <text:p>Friday, 2018-0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27" calcext:value-type="date">
            <text:p>Saturday, 2018-0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28" calcext:value-type="date">
            <text:p>Sunday, 2018-0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29" calcext:value-type="date">
            <text:p>Monday, 2018-0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30" calcext:value-type="date">
            <text:p>Tuesday, 2018-0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31" calcext:value-type="date">
            <text:p>Wednesday, 2018-01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2-01" calcext:value-type="date">
            <text:p>Thursday, 2018-0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2-02" calcext:value-type="date">
            <text:p>Friday, 2018-0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2-03" calcext:value-type="date">
            <text:p>Saturday, 2018-02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2-04" calcext:value-type="date">
            <text:p>Sunday, 2018-02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2-05" calcext:value-type="date">
            <text:p>Monday, 2018-02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2-06" calcext:value-type="date">
            <text:p>Tuesday, 2018-02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2-07" calcext:value-type="date">
            <text:p>Wednesday, 2018-02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2-08" calcext:value-type="date">
            <text:p>Thursday, 2018-02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2-09" calcext:value-type="date">
            <text:p>Friday, 2018-02-09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table:formula="of:=[.B2]" office:value-type="string" office:string-value="Aimn Ahmed" calcext:value-type="string">
            <text:p>Aimn Ahmed</text:p>
          </table:table-cell>
          <table:table-cell table:formula="of:=[.C2]" office:value-type="string" office:string-value="Andrew Almaguer" calcext:value-type="string">
            <text:p>Andrew Almaguer</text:p>
          </table:table-cell>
          <table:table-cell table:formula="of:=[.D2]" office:value-type="string" office:string-value="Stefan Zindl" calcext:value-type="string">
            <text:p>Stefan Zindl</text:p>
          </table:table-cell>
          <table:table-cell/>
          <table:table-cell table:style-name="ce9" office:value-type="string" calcext:value-type="string">
            <text:p>Gesamt</text:p>
          </table:table-cell>
        </table:table-row>
        <table:table-row table:style-name="ro1">
          <table:table-cell table:style-name="ce3" office:value-type="string" calcext:value-type="string">
            <text:p>Summe</text:p>
          </table:table-cell>
          <table:table-cell table:style-name="ce7" table:formula="of:=SUM([.B4:.B120])" office:value-type="time" office:time-value="PT03H00M00S" calcext:value-type="time">
            <text:p>03:00</text:p>
          </table:table-cell>
          <table:table-cell table:style-name="ce7" table:formula="of:=SUM([.C4:.C120])" office:value-type="time" office:time-value="PT03H15M00S" calcext:value-type="time">
            <text:p>03:15</text:p>
          </table:table-cell>
          <table:table-cell table:style-name="ce7" table:formula="of:=SUM([.D4:.D120])" office:value-type="time" office:time-value="PT05H15M00S" calcext:value-type="time">
            <text:p>05:15</text:p>
          </table:table-cell>
          <table:table-cell/>
          <table:table-cell table:style-name="ce10" table:formula="of:=SUM([.B122:.D122])" office:value-type="time" office:time-value="PT11H30M00S" calcext:value-type="time">
            <text:p>11:30</text:p>
          </table:table-cell>
        </table:table-row>
        <table:table-row table:style-name="ro2" table:number-rows-repeated="104845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24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Arial" fo:font-family="Arial" style:font-style-name="Standard" style:font-family-generic="swiss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1:04:00.78024614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0:15:48.482000000</meta:creation-date>
    <meta:editing-duration>PT14M30S</meta:editing-duration>
    <meta:editing-cycles>9</meta:editing-cycles>
    <meta:generator>LibreOffice/5.3.1.2$Linux_X86_64 LibreOffice_project/30m0$Build-2</meta:generator>
    <meta:initial-creator>Kai Mindermann</meta:initial-creator>
    <dc:date>2017-10-24T11:05:00.248860115</dc:date>
    <meta:document-statistic meta:table-count="1" meta:cell-count="143" meta:object-count="0"/>
  </office:meta>
</office:document-meta>
</file>